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ystem" style:font-pitch="variable"/>
    <style:font-face style:name="Noto Sans CJK JP" svg:font-family="'Noto Sans CJK JP'" style:font-adornments="Regular" style:font-family-generic="swiss" style:font-pitch="variable"/>
    <style:font-face style:name="Noto Sans CJK JP1" svg:font-family="'Noto Sans CJK JP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Source Sans Pro" svg:font-family="'Source Sans Pro', Helvetica, sans-serif"/>
    <style:font-face style:name="monospace" svg:font-family="monospace"/>
  </office:font-face-decls>
  <office:automatic-styles>
    <style:style style:name="P1" style:family="paragraph" style:parent-style-name="LO-normal">
      <style:paragraph-properties fo:margin-left="0in" fo:margin-right="0in" fo:text-indent="0in" style:auto-text-indent="false"/>
    </style:style>
    <style:style style:name="P2" style:family="paragraph" style:parent-style-name="LO-normal">
      <style:paragraph-properties fo:margin-left="0.5in" fo:margin-right="0in" fo:text-indent="0in" style:auto-text-indent="false"/>
    </style:style>
    <style:style style:name="P3" style:family="paragraph" style:parent-style-name="LO-normal">
      <style:paragraph-properties fo:margin-left="0.5in" fo:margin-right="0in" fo:text-indent="0in" style:auto-text-indent="false"/>
      <style:text-properties style:font-name="Roboto Mono" fo:font-size="10pt" style:font-name-asian="Roboto Mono1" style:font-size-asian="10pt" style:font-name-complex="Roboto Mono1" style:font-size-complex="10pt"/>
    </style:style>
    <style:style style:name="P4" style:family="paragraph" style:parent-style-name="LO-normal">
      <style:paragraph-properties fo:margin-left="0in" fo:margin-right="0in" fo:text-indent="0in" style:auto-text-indent="false"/>
      <style:text-properties style:font-name="Roboto Mono" fo:font-size="10pt" officeooo:rsid="001f1351" officeooo:paragraph-rsid="001f38e4" style:font-name-asian="Roboto Mono1" style:font-size-asian="10pt" style:font-name-complex="Roboto Mono1" style:font-size-complex="10pt"/>
    </style:style>
    <style:style style:name="P5" style:family="paragraph" style:parent-style-name="LO-normal">
      <style:paragraph-properties fo:margin-left="0.5in" fo:margin-right="0in" fo:text-indent="0in" style:auto-text-indent="false"/>
      <style:text-properties style:font-name="Roboto Mono" fo:font-size="10pt" officeooo:rsid="001f1351" officeooo:paragraph-rsid="001f1351" style:font-name-asian="Roboto Mono1" style:font-size-asian="10pt" style:font-name-complex="Roboto Mono1" style:font-size-complex="10pt"/>
    </style:style>
    <style:style style:name="P6" style:family="paragraph" style:parent-style-name="LO-normal">
      <style:paragraph-properties fo:margin-left="0.5in" fo:margin-right="0in" fo:text-indent="0in" style:auto-text-indent="false"/>
      <style:text-properties officeooo:rsid="001f1351" officeooo:paragraph-rsid="001f1351"/>
    </style:style>
    <style:style style:name="P7" style:family="paragraph" style:parent-style-name="shell_20_transcript">
      <style:text-properties officeooo:rsid="002ddcb8" officeooo:paragraph-rsid="002ddcb8"/>
    </style:style>
    <style:style style:name="P8" style:family="paragraph" style:parent-style-name="shell_20_transcript">
      <style:text-properties officeooo:paragraph-rsid="002ddcb8"/>
    </style:style>
    <style:style style:name="P9" style:family="paragraph" style:parent-style-name="shell_20_transcript">
      <style:text-properties officeooo:paragraph-rsid="0030bd79"/>
    </style:style>
    <style:style style:name="P10" style:family="paragraph" style:parent-style-name="shell_20_transcript">
      <style:text-properties officeooo:rsid="0030bd79" officeooo:paragraph-rsid="0030bd79"/>
    </style:style>
    <style:style style:name="P11" style:family="paragraph" style:parent-style-name="Standard">
      <style:paragraph-properties style:writing-mode="lr-tb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writing-mode="lr-tb"/>
    </style:style>
    <style:style style:name="P13" style:family="paragraph" style:parent-style-name="Heading_20_1" style:master-page-name="Standard">
      <style:paragraph-properties fo:margin-top="0.278in" fo:margin-bottom="0.0835in" style:contextual-spacing="false" style:page-number="1"/>
    </style:style>
    <style:style style:name="T1" style:family="text">
      <style:text-properties officeooo:rsid="001e6cd7"/>
    </style:style>
    <style:style style:name="T2" style:family="text">
      <style:text-properties officeooo:rsid="001f38e4"/>
    </style:style>
    <style:style style:name="T3" style:family="text">
      <style:text-properties officeooo:rsid="0023857e"/>
    </style:style>
    <style:style style:name="T4" style:family="text">
      <style:text-properties officeooo:rsid="002498b0"/>
    </style:style>
    <style:style style:name="T5" style:family="text">
      <style:text-properties officeooo:rsid="0025e3c3"/>
    </style:style>
    <style:style style:name="T6" style:family="text">
      <style:text-properties officeooo:rsid="0026bf3c"/>
    </style:style>
    <style:style style:name="T7" style:family="text">
      <style:text-properties style:font-name="Noto Sans Mono CJK JP"/>
    </style:style>
    <style:style style:name="T8" style:family="text">
      <style:text-properties style:font-name="Noto Sans Mono CJK JP" officeooo:rsid="0026bf3c"/>
    </style:style>
    <style:style style:name="T9" style:family="text">
      <style:text-properties style:font-name="Noto Sans Mono CJK JP" officeooo:rsid="0030bd79"/>
    </style:style>
    <style:style style:name="T10" style:family="text">
      <style:text-properties officeooo:rsid="00344d36"/>
    </style:style>
    <style:style style:name="T11" style:family="text">
      <style:text-properties officeooo:rsid="00356fd8"/>
    </style:style>
    <style:style style:name="T12" style:family="text">
      <style:text-properties fo:font-variant="normal" fo:text-transform="none" fo:color="#22231f" loext:opacity="100%" style:font-name="Source Sans Pro" fo:font-size="11.25pt" fo:letter-spacing="normal" fo:font-style="normal" fo:font-weight="normal"/>
    </style:style>
    <style:style style:name="T13" style:family="text">
      <style:text-properties fo:font-variant="normal" fo:text-transform="none" fo:color="#22231f" loext:opacity="100%" style:font-name="monospace" fo:letter-spacing="normal" fo:font-style="normal" fo:font-weight="normal" loext:padding-left="0.0311in" loext:padding-right="0in" loext:padding-top="0.0193in" loext:padding-bottom="0.0193in" loext:border-left="0.06pt solid #b5b5b5" loext:border-right="none" loext:border-top="0.06pt solid #b5b5b5" loext:border-bottom="0.06pt solid #b5b5b5"/>
    </style:style>
    <style:style style:name="T14" style:family="text">
      <style:text-properties fo:font-variant="normal" fo:text-transform="none" fo:color="#22231f" loext:opacity="100%" fo:letter-spacing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Old RT</text:p>
      <text:p text:style-name="P1"/>
      <text:p text:style-name="Text_20_body">Login is only through ssh:</text:p>
      <text:h text:style-name="shell_20_transcript" text:outline-level="1"># adduser --disabled-login --gecos "" marc_daumas</text:h>
      <text:p text:style-name="P2"/>
      <text:p text:style-name="Text_20_body">Set an initial .bashrc. <text:s/>The idea is to show how the project start scripts work. My emacs dir tracks off of the prompt. <text:s/>Also the project start script modifies the prompt.</text:p>
      <text:h text:style-name="shell_20_transcript" text:outline-level="1">if [ -n "$INSIDE_EMACS" ]; then </text:h>
      <text:h text:style-name="shell_20_transcript" text:outline-level="1"><text:s text:c="2"/>echo Hello Emacs</text:h>
      <text:h text:style-name="shell_20_transcript" text:outline-level="1">fi</text:h>
      <text:h text:style-name="shell_20_transcript" text:outline-level="1">umask 0077</text:h>
      <text:h text:style-name="shell_20_transcript" text:outline-level="1">export HOME=$(/usr/local/bin/home)</text:h>
      <text:h text:style-name="shell_20_transcript" text:outline-level="1"/>
      <text:h text:style-name="shell_20_transcript" text:outline-level="1">export PS1='\n$(/usr/local/bin/Z)\n\u@\h§\w§\n&gt; '</text:h>
      <text:h text:style-name="shell_20_transcript" text:outline-level="1">export PS2='&gt;&gt;'</text:h>
      <text:h text:style-name="shell_20_transcript" text:outline-level="1"/>
      <text:h text:style-name="shell_20_transcript" text:outline-level="1">export PATH=~/bin:"$PATH"</text:h>
      <text:h text:style-name="shell_20_transcript" text:outline-level="1">echo $PATH</text:h>
      <text:h text:style-name="shell_20_transcript" text:outline-level="1"/>
      <text:h text:style-name="shell_20_transcript" text:outline-level="1">export PS_FORMAT=user:15,pid,%cpu,%mem,vsz,rss,tty,stat,start,time,command</text:h>
      <text:h text:style-name="shell_20_transcript" text:outline-level="1">export EDITOR=emacs</text:h>
      <text:h text:style-name="shell_20_transcript" text:outline-level="1"/>
      <text:h text:style-name="shell_20_transcript" text:outline-level="1">alias pcd_dac="~/bin/discourse_application_client/start"</text:h>
      <text:h text:style-name="shell_20_transcript" text:outline-level="1">alias pcd_das="~/bin/discourse_application_server/start"</text:h>
      <text:h text:style-name="shell_20_transcript" text:outline-level="1">alias pcd_pcg="~/bin/customer_gateway/start"</text:h>
      <text:p text:style-name="P3"/>
      <text:p text:style-name="Text_20_body">I shared my .emacs file. <text:s/>It has the backrevs and dir tracking features.</text:p>
      <text:h text:style-name="shell_20_transcript" text:outline-level="1"># sudo -u marc_daumas cp ~thomas_lynch/.emacs ~marc_daumas/</text:h>
      <text:p text:style-name="P3"/>
      <text:p text:style-name="Text_20_body">Follow the ‘Admin adds users to project’ section of the ‘new project setup’ doc to add the user to projects.</text:p>
      <text:p text:style-name="Text_20_body">Add the ssh certificate </text:p>
      <text:p text:style-name="Text_20_body"/>
      <text:p text:style-name="Heading_20_1"><text:soft-page-break/><text:span text:style-name="T1">S</text:span>ubu Style</text:p>
      <text:p text:style-name="Heading_20_2"><text:span text:style-name="T2">make </text:span><text:span text:style-name="T5">administrative</text:span> user</text:p>
      <text:p text:style-name="LO-normal"/>
      <text:h text:style-name="shell_20_transcript" text:outline-level="1"># cd /home</text:h>
      <text:h text:style-name="shell_20_transcript" text:outline-level="1"># mkdir Thomas</text:h>
      <text:h text:style-name="shell_20_transcript" text:outline-level="1">// need to set acls on this directory later to give only Thomas access to all, sticky bits need to be set so that files created are owned</text:h>
      <text:h text:style-name="shell_20_transcript" text:outline-level="1">by user not creator <text:s/>(thomas creating a file in thomas_1 for example)</text:h>
      <text:h text:style-name="shell_20_transcript" text:outline-level="1"># chmod ugo+rwxt Thomas</text:h>
      <text:h text:style-name="shell_20_transcript" text:outline-level="1"># groupadd -g 2000 Thomas</text:h>
      <text:h text:style-name="shell_20_transcript" text:outline-level="1"># useradd --uid 2000 --gid 2000 --home-dir /home/Thomas/0 Thomas</text:h>
      <text:h text:style-name="shell_20_transcript" text:outline-level="1"># ls -al Thomas/</text:h>
      <text:h text:style-name="shell_20_transcript" text:outline-level="1">total 0</text:h>
      <text:h text:style-name="shell_20_transcript" text:outline-level="1">drwxrwxrwt. 1 root <text:s text:c="2"/>root <text:s text:c="3"/>2 2022-02-17 09:24 .</text:h>
      <text:h text:style-name="shell_20_transcript" text:outline-level="1">drwxr-xr-x. 1 root <text:s text:c="2"/>root <text:s text:c="2"/>56 2022-02-17 08:59 ..</text:h>
      <text:h text:style-name="shell_20_transcript" text:outline-level="1">drwx------. 1 Thomas Thomas 92 2022-02-17 09:24 0</text:h>
      <text:h text:style-name="shell_20_transcript" text:outline-level="1"># passwd Thomas</text:h>
      <text:h text:style-name="shell_20_transcript" text:outline-level="1"/>
      <text:p text:style-name="Text_20_body">edit account.txt and note this is the administrative account</text:p>
      <text:p text:style-name="Heading_20_2"><text:span text:style-name="T2">make </text:span>sub user</text:p>
      <text:h text:style-name="shell_20_transcript" text:outline-level="1"># groupadd -g 2001 Thomas__1</text:h>
      <text:h text:style-name="shell_20_transcript" text:outline-level="1"># useradd --uid 2001 --gid 2001 --home-dir /home/Thomas/1 Thomas__1</text:h>
      <text:h text:style-name="shell_20_transcript" text:outline-level="1"># user<text:span text:style-name="T11">mod</text:span> -<text:span text:style-name="T10">a</text:span>G Thomas__1 Thomas__0</text:h>
      <text:h text:style-name="shell_20_transcript" text:outline-level="1"/>
      <text:h text:style-name="shell_20_transcript" text:outline-level="1">copy startup files and adjust their permissions, make sure umask is </text:h>
      <text:h text:style-name="shell_20_transcript" text:outline-level="1">set 007.</text:h>
      <text:h text:style-name="shell_20_transcript" text:outline-level="1"/>
      <text:h text:style-name="shell_20_transcript" text:outline-level="1"># su -l Thomas__1</text:h>
      <text:h text:style-name="P8" text:outline-level="1">&gt; xauth <text:s/>#run it to create the file .Xauthority</text:h>
      <text:h text:style-name="shell_20_transcript" text:outline-level="1"/>
      <text:h text:style-name="shell_20_transcript" text:outline-level="1">edit accounts.txt and state the intended purpose of this account</text:h>
      <text:p text:style-name="P6"/>
      <text:p text:style-name="Heading_20_2">to make X work</text:p>
      <text:p text:style-name="LO-normal">https://serverfault.com/questions/51005/how-to-use-xauth-to-run-graphical-application-via-other-user-on-linux</text:p>
      <text:p text:style-name="P4"/>
      <text:p text:style-name="Text_20_body"><text:span text:style-name="T6">from the administration account, </text:span>get the token to allow subus access to X</text:p>
      <text:h text:style-name="shell_20_transcript" text:outline-level="1"><text:soft-page-break/></text:h>
      <text:h text:style-name="P10" text:outline-level="1">&gt; sudo dnf install pulseaudio-utils</text:h>
      <text:h text:style-name="P10" text:outline-level="1">&gt; pactl load-module module-native-protocol-tcp</text:h>
      <text:h text:style-name="shell_20_transcript" text:outline-level="1"><text:span text:style-name="T6">&gt;</text:span> xauth list|grep `uname -n` <text:s/><text:span text:style-name="T4">#to get &lt;</text:span><text:span text:style-name="T6">hexkey</text:span><text:span text:style-name="T4">&gt;</text:span></text:h>
      <text:h text:style-name="P7" text:outline-level="1"><text:s text:c="3"/>key is currently d9f4265ae5cf033c9205eeab5efba0e0</text:h>
      <text:h text:style-name="shell_20_transcript" text:outline-level="1"><text:span text:style-name="T6">&gt;</text:span> echo $DISPLAY <text:s/><text:span text:style-name="T3"># to get the </text:span><text:span text:style-name="T4">&lt;</text:span><text:span text:style-name="T3">display-value</text:span><text:span text:style-name="T4">&gt;</text:span></text:h>
      <text:h text:style-name="shell_20_transcript" text:outline-level="1"/>
      <text:h text:style-name="shell_20_transcript" text:outline-level="1">&gt; sudo su -l &lt;subuser&gt;<text:span text:style-name="T6"> <text:s text:c="2"/># sudo because this user does not have a password</text:span></text:h>
      <text:h text:style-name="shell_20_transcript" text:outline-level="1">&gt; export $DISPLAY=&lt;display-value &gt;</text:h>
      <text:h text:style-name="shell_20_transcript" text:outline-level="1"><text:span text:style-name="Source_20_Text"><text:span text:style-name="T7">&gt; xauth add $DISPLAY . &lt;hexkey&gt;</text:span></text:span></text:h>
      <text:h text:style-name="shell_20_transcript" text:outline-level="1"><text:span text:style-name="Source_20_Text"><text:span text:style-name="T7">(note, <text:s/>xauth remove $DISPLAY)</text:span></text:span></text:h>
      <text:h text:style-name="P9" text:outline-level="1"><text:span text:style-name="Source_20_Text"><text:span text:style-name="T9">&gt; export NO_AT_BRIDGE=1</text:span></text:span></text:h>
      <text:h text:style-name="P9" text:outline-level="1"><text:span text:style-name="Source_20_Text"><text:span text:style-name="T9">&gt; export PULSE_SERVER=localhost</text:span></text:span></text:h>
      <text:h text:style-name="shell_20_transcript" text:outline-level="1"><text:span text:style-name="Source_20_Text"><text:span text:style-name="T8"/></text:span></text:h>
      <text:p text:style-name="Standard">Another way to do this is would be something like... "xauth extract - $DISPLAY | sudo -iu steam xauth merge -". In this case I have XAUTHORITY set in .profile, so the 'sudo -i' gets that set right. </text:p>
      <text:p text:style-name="Standard">– <text:a xlink:type="simple" xlink:href="https://serverfault.com/users/19164/john-eikenberry" text:style-name="Internet_20_link" text:visited-style-name="Visited_20_Internet_20_Link">John Eikenberry</text:a> </text:p>
      <text:p text:style-name="P11"><text:a xlink:type="simple" xlink:href="https://serverfault.com/questions/51005/how-to-use-xauth-to-run-graphical-application-via-other-user-on-linux#comment1050550_51581" text:style-name="Internet_20_link" text:visited-style-name="Visited_20_Internet_20_Link">Jan 4, 2017 at 22:42</text:a> </text:p>
      <text:p text:style-name="P11"/>
      <text:p text:style-name="P11"/>
      <text:p text:style-name="P12"><text:span text:style-name="T12">Sometimes I find </text:span><text:span text:style-name="T13">`dnf whatprovides */[command name]`</text:span><text:span text:style-name="T14"> </text:span><text:span text:style-name="T12">will find the package I'm looking for. So </text:span><text:span text:style-name="T13">`dnf whatprovides */lsusb`</text:span><text:span text:style-name="T14"> </text:span><text:span text:style-name="T12">shows usbutils.</text:span></text:p>
      <text:h text:style-name="shell_20_transcript" text:outline-level="1"/>
      <text:h text:style-name="shell_20_transcript" text:outline-level="1"/>
      <text:p text:style-name="Text_20_body"/>
      <text:h text:style-name="shell_20_transcript" text:outline-level="1"/>
      <text:p text:style-name="P5"/>
      <text:p text:style-name="LO-normal"/>
      <text:h text:style-name="shell_20_transcript" text:outline-level="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ystem" style:font-pitch="variable"/>
    <style:font-face style:name="Noto Sans CJK JP" svg:font-family="'Noto Sans CJK JP'" style:font-adornments="Regular" style:font-family-generic="swiss" style:font-pitch="variable"/>
    <style:font-face style:name="Noto Sans CJK JP1" svg:font-family="'Noto Sans CJK JP'" style:font-family-generic="roman" style:font-pitch="variable"/>
    <style:font-face style:name="Noto Sans CJK SC" svg:font-family="'Noto Sans CJK SC'" style:font-family-generic="system" style:font-pitch="variable"/>
    <style:font-face style:name="Noto Sans Mono CJK JP" svg:font-family="'Noto Sans Mono CJK JP'" style:font-family-generic="swiss" style:font-pitch="variable"/>
    <style:font-face style:name="Noto Sans Mono CJK JP1" svg:font-family="'Noto Sans Mono CJK JP'" style:font-adornments="Regular" style:font-family-generic="swiss" style:font-pitch="variable"/>
    <style:font-face style:name="Noto Sans Mono CJK SC" svg:font-family="'Noto Sans Mono CJK SC'" style:font-family-generic="modern" style:font-pitch="fixed"/>
    <style:font-face style:name="Roboto Mono" svg:font-family="'Roboto Mono'" style:font-family-generic="roman" style:font-pitch="variable"/>
    <style:font-face style:name="Roboto Mono1" svg:font-family="'Roboto Mono'" style:font-family-generic="system" style:font-pitch="variable"/>
    <style:font-face style:name="Source Sans Pro" svg:font-family="'Source Sans Pro', Helvetica, sans-serif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72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Noto Sans CJK JP" fo:font-family="'Noto Sans CJK JP'" style:font-style-name="Regular" style:font-family-generic="swiss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Noto Sans CJK JP1" fo:font-family="'Noto Sans CJK JP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="Noto Sans CJK JP1" fo:font-family="'Noto Sans CJK JP'" style:font-family-generic="roman" style:font-pitch="variable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Noto Sans CJK JP1" fo:font-family="'Noto Sans CJK JP'" style:font-family-generic="roman" style:font-pitch="variable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Noto Sans CJK JP1" fo:font-family="'Noto Sans CJK JP'" style:font-family-generic="roman" style:font-pitch="variable"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default-outline-level="" style:class="text">
      <loext:graphic-properties draw:fill="solid" draw:fill-color="#ffffd7"/>
      <style:paragraph-properties fo:margin-top="0.278in" fo:margin-bottom="0.0835in" style:contextual-spacing="false" fo:line-height="100%" fo:text-align="center" style:justify-single-word="false" fo:keep-together="always" fo:background-color="#ffffd7" fo:padding="0.0201in" fo:border-left="none" fo:border-right="none" fo:border-top="0.06pt solid #000000" fo:border-bottom="0.06pt solid #000000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LO-normal" style:default-outline-level="" style:class="text">
      <style:paragraph-properties fo:margin-top="0.25in" fo:margin-bottom="0.0835in" style:contextual-spacing="false" fo:line-height="100%" fo:text-align="center" style:justify-single-word="false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LO-normal" style:default-outline-level="" style:class="text">
      <style:paragraph-properties fo:margin-top="0.222in" fo:margin-bottom="0.0555in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LO-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LO-normal" style:next-style-name="LO-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LO-normal" style:next-style-name="LO-normal" style:default-outline-level="" style:class="text">
      <style:paragraph-properties fo:margin-top="0.1665in" fo:margin-bottom="0.0555in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margin-top="0in" fo:margin-bottom="0in" style:contextual-spacing="false" fo:line-height="115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Arial" fo:font-family="Arial" style:font-family-generic="roman" style:font-pitch="variable" fo:font-size="11pt" fo:language="en" fo:country="US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default-outline-level="" style:class="chapter">
      <style:paragraph-properties fo:margin-top="0in" fo:margin-bottom="0.0417in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hell_20_commands" style:display-name="shell commands" style:family="paragraph" style:parent-style-name="Standard">
      <style:text-properties style:font-name="Noto Sans Mono CJK JP1" fo:font-family="'Noto Sans Mono CJK JP'" style:font-style-name="Regular" style:font-family-generic="swiss" style:font-pitch="variable"/>
    </style:style>
    <style:style style:name="shell_20_transcript" style:display-name="shell transcript" style:family="paragraph" style:parent-style-name="Standard" style:default-outline-level="1" style:list-style-name="" style:master-page-name="">
      <style:paragraph-properties fo:margin-left="0.3937in" fo:margin-right="0in" fo:text-indent="0in" style:auto-text-indent="false" style:page-number="auto"/>
      <style:text-properties style:font-name="Noto Sans Mono CJK JP1" fo:font-family="'Noto Sans Mono CJK JP'" style:font-style-name="Regular" style:font-family-generic="swiss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12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CA</dc:language>
    <dc:date>2022-03-08T14:08:40.372913046</dc:date>
    <meta:editing-cycles>15</meta:editing-cycles>
    <meta:editing-duration>P4DT3H15M54S</meta:editing-duration>
    <meta:generator>LibreOffice/7.2.5.2.0$Linux_X86_64 LibreOffice_project/20$Build-2</meta:generator>
    <meta:document-statistic meta:table-count="0" meta:image-count="0" meta:object-count="0" meta:page-count="3" meta:paragraph-count="65" meta:word-count="446" meta:character-count="2943" meta:non-whitespace-character-count="2540"/>
    <meta:user-defined meta:name="AppVersion">15.0000</meta:user-defined>
  </office:meta>
</office:document-meta>
</file>